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4.957cm" fo:min-width="11.057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4.957cm" fo:min-width="11.057cm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1.274cm"/>
    </style:style>
    <style:style style:name="P1" style:family="paragraph">
      <style:paragraph-properties fo:text-align="center"/>
      <style:text-properties fo:font-size="48pt" style:font-size-asian="48pt" style:font-size-complex="48pt"/>
    </style:style>
    <style:style style:name="P2" style:family="paragraph">
      <loext:graphic-properties draw:fill-color="#ffffff"/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36pt" style:font-size-asian="36pt" style:font-size-complex="36pt"/>
    </style:style>
    <style:style style:name="P6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1.557cm" svg:height="5.207cm" svg:x="6.652cm" svg:y="1.635cm">
          <text:p text:style-name="P1"><text:span text:style-name="T1">Ag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1.557cm" svg:height="5.207cm" svg:x="6.652cm" svg:y="10.779cm">
          <text:p text:style-name="P3"><text:span text:style-name="T1">Environment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2.43cm" svg:y1="10.779cm" svg:x2="12.43cm" svg:y2="6.842cm" draw:start-shape="id1" draw:start-glue-point="0" draw:end-shape="id2" draw:end-glue-point="2" svg:d="M12430 10779v-3937" svg:viewBox="0 0 1 3938">
          <text:p/>
        </draw:connector>
        <draw:connector draw:style-name="gr3" draw:text-style-name="P4" draw:layer="layout" draw:line-skew="-2.193cm" svg:x1="6.652cm" svg:y1="13.382cm" svg:x2="6.652cm" svg:y2="4.238cm" draw:start-shape="id1" draw:start-glue-point="3" draw:end-shape="id2" draw:end-glue-point="3" svg:d="M6652 13382h-2747v-9144h2747" svg:viewBox="0 0 2748 9145">
          <text:p/>
        </draw:connector>
        <draw:connector draw:style-name="gr3" draw:text-style-name="P4" draw:layer="layout" draw:line-skew="2.162cm" svg:x1="18.209cm" svg:y1="4.238cm" svg:x2="18.209cm" svg:y2="13.382cm" draw:start-shape="id2" draw:start-glue-point="1" draw:end-shape="id1" svg:d="M18209 4238h2714v9144h-2714" svg:viewBox="0 0 2715 9145">
          <text:p/>
        </draw:connector>
        <draw:frame draw:style-name="gr4" draw:text-style-name="P6" draw:layer="layout" svg:width="3.683cm" svg:height="1.524cm" svg:x="13.319cm" svg:y="8.239cm">
          <draw:text-box>
            <text:p text:style-name="P5"><text:span text:style-name="T2">Cost</text:span></text:p>
          </draw:text-box>
        </draw:frame>
        <draw:frame draw:style-name="gr4" draw:text-style-name="P6" draw:layer="layout" svg:width="4.191cm" svg:height="1.524cm" svg:x="19.034cm" svg:y="13.954cm">
          <draw:text-box>
            <text:p text:style-name="P5"><text:span text:style-name="T2">Action</text:span></text:p>
          </draw:text-box>
        </draw:frame>
        <draw:frame draw:style-name="gr4" draw:text-style-name="P6" draw:layer="layout" svg:width="3.81cm" svg:height="1.524cm" svg:x="1.889cm" svg:y="2.397cm">
          <draw:text-box>
            <text:p text:style-name="P5"><text:span text:style-name="T2">St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1T21:45:41.444222819</meta:creation-date>
    <dc:date>2018-04-01T21:57:54.473881938</dc:date>
    <meta:editing-duration>PT12M12S</meta:editing-duration>
    <meta:editing-cycles>2</meta:editing-cycles>
    <meta:generator>LibreOffice/6.0.2.1.0$Linux_X86_64 LibreOffice_project/00m0$Build-1</meta:generator>
    <meta:document-statistic meta:object-count="8"/>
  </office:meta>
</office:document-meta>
</file>